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600000273F4CBF675E33A6B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0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11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3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4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5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7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8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9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20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21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22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23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26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27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29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30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38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39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40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41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42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43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44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46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49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50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51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52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53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5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5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5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57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58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59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60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61" style:family="paragraph" style:parent-style-name="Standard">
      <style:text-properties style:text-position="0% 100%" fo:font-weight="normal" officeooo:rsid="00b49536" officeooo:paragraph-rsid="00b49536" style:font-weight-asian="normal" style:font-weight-complex="normal"/>
    </style:style>
    <style:style style:name="P62" style:family="paragraph" style:parent-style-name="Standard" style:list-style-name="L18">
      <style:text-properties style:text-position="0% 100%" fo:font-weight="normal" officeooo:rsid="00b5229e" officeooo:paragraph-rsid="00b5229e" style:font-weight-asian="normal" style:font-weight-complex="normal"/>
    </style:style>
    <style:style style:name="P63" style:family="paragraph" style:parent-style-name="Standard" style:list-style-name="L18">
      <style:text-properties style:text-position="0% 100%" fo:font-weight="normal" officeooo:rsid="00b63135" officeooo:paragraph-rsid="00b63135" style:font-weight-asian="normal" style:font-weight-complex="normal"/>
    </style:style>
    <style:style style:name="P64" style:family="paragraph" style:parent-style-name="Standard" style:list-style-name="L18">
      <style:text-properties style:text-position="0% 100%" fo:font-weight="normal" officeooo:rsid="00b92fcb" officeooo:paragraph-rsid="00b92fcb" style:font-weight-asian="normal" style:font-weight-complex="normal"/>
    </style:style>
    <style:style style:name="P65" style:family="paragraph" style:parent-style-name="Standard" style:list-style-name="L18">
      <style:text-properties style:text-position="0% 100%" fo:font-weight="normal" officeooo:rsid="00b92fcb" officeooo:paragraph-rsid="00bb04b9" style:font-weight-asian="normal" style:font-weight-complex="normal"/>
    </style:style>
    <style:style style:name="P66" style:family="paragraph" style:parent-style-name="Standard" style:list-style-name="L18">
      <style:text-properties style:text-position="0% 100%" fo:font-weight="normal" officeooo:rsid="00bbcac6" officeooo:paragraph-rsid="00bbcac6" style:font-weight-asian="normal" style:font-weight-complex="normal"/>
    </style:style>
    <style:style style:name="P67" style:family="paragraph" style:parent-style-name="Standard" style:list-style-name="L18">
      <style:text-properties style:text-position="0% 100%" fo:font-weight="normal" officeooo:rsid="00c07c31" officeooo:paragraph-rsid="00c07c31" style:font-weight-asian="normal" style:font-weight-complex="normal"/>
    </style:style>
    <style:style style:name="P68" style:family="paragraph" style:parent-style-name="Standard">
      <style:text-properties style:text-position="0% 100%" fo:font-weight="normal" officeooo:rsid="00c45231" officeooo:paragraph-rsid="00c45231" style:font-weight-asian="normal" style:font-weight-complex="normal"/>
    </style:style>
    <style:style style:name="P69" style:family="paragraph" style:parent-style-name="Standard">
      <style:text-properties style:text-position="0% 100%" fo:font-weight="normal" officeooo:rsid="00cecbcc" officeooo:paragraph-rsid="00cecbcc" style:font-weight-asian="normal" style:font-weight-complex="normal"/>
    </style:style>
    <style:style style:name="P70" style:family="paragraph" style:parent-style-name="Standard" style:list-style-name="L23">
      <style:text-properties style:text-position="0% 100%" fo:font-weight="normal" officeooo:rsid="00cecbcc" officeooo:paragraph-rsid="00cecbcc" style:font-weight-asian="normal" style:font-weight-complex="normal"/>
    </style:style>
    <style:style style:name="P71" style:family="paragraph" style:parent-style-name="Standard" style:list-style-name="L23">
      <style:text-properties style:text-position="0% 100%" fo:font-weight="normal" officeooo:rsid="00cf80f3" officeooo:paragraph-rsid="00cf80f3" style:font-weight-asian="normal" style:font-weight-complex="normal"/>
    </style:style>
    <style:style style:name="P72" style:family="paragraph" style:parent-style-name="Standard">
      <style:text-properties style:text-position="0% 100%" fo:font-weight="normal" officeooo:rsid="00d13055" officeooo:paragraph-rsid="00d13055" style:font-weight-asian="normal" style:font-weight-complex="normal"/>
    </style:style>
    <style:style style:name="P73" style:family="paragraph" style:parent-style-name="Standard">
      <style:text-properties style:text-position="0% 100%" fo:font-weight="normal" officeooo:rsid="00d329a7" officeooo:paragraph-rsid="00d329a7" style:font-weight-asian="normal" style:font-weight-complex="normal"/>
    </style:style>
    <style:style style:name="P74" style:family="paragraph" style:parent-style-name="Standard">
      <style:text-properties style:text-position="0% 100%" fo:font-weight="normal" officeooo:rsid="00d442b7" officeooo:paragraph-rsid="00d442b7" style:font-weight-asian="normal" style:font-weight-complex="normal"/>
    </style:style>
    <style:style style:name="P75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76" style:family="paragraph" style:parent-style-name="Standard">
      <style:text-properties style:text-position="0% 100%" fo:font-weight="normal" officeooo:rsid="00de1631" officeooo:paragraph-rsid="00d984d7" style:font-weight-asian="normal" style:font-weight-complex="normal"/>
    </style:style>
    <style:style style:name="P77" style:family="paragraph" style:parent-style-name="Standard">
      <style:text-properties style:text-position="0% 100%" fo:font-weight="normal" officeooo:rsid="00df9e26" officeooo:paragraph-rsid="00df9e26" style:font-weight-asian="normal" style:font-weight-complex="normal"/>
    </style:style>
    <style:style style:name="P78" style:family="paragraph" style:parent-style-name="Standard">
      <style:text-properties style:text-position="0% 100%" fo:font-weight="normal" officeooo:rsid="00dfbb69" officeooo:paragraph-rsid="00dfbb69" style:font-weight-asian="normal" style:font-weight-complex="normal"/>
    </style:style>
    <style:style style:name="P79" style:family="paragraph" style:parent-style-name="Standard">
      <style:text-properties style:text-position="0% 100%" fo:font-weight="normal" officeooo:rsid="00e1671d" officeooo:paragraph-rsid="00e1671d" style:font-weight-asian="normal" style:font-weight-complex="normal"/>
    </style:style>
    <style:style style:name="P80" style:family="paragraph" style:parent-style-name="Standard">
      <style:text-properties style:text-position="0% 100%" fo:font-weight="normal" officeooo:rsid="00e62c99" officeooo:paragraph-rsid="00e62c99" style:font-weight-asian="normal" style:font-weight-complex="normal"/>
    </style:style>
    <style:style style:name="P81" style:family="paragraph" style:parent-style-name="Standard">
      <style:text-properties style:text-position="0% 100%" fo:font-weight="normal" officeooo:rsid="00e74942" officeooo:paragraph-rsid="00e74942" style:font-weight-asian="normal" style:font-weight-complex="normal"/>
    </style:style>
    <style:style style:name="P82" style:family="paragraph" style:parent-style-name="Standard">
      <style:text-properties style:text-position="0% 100%" fo:font-weight="normal" officeooo:rsid="00e7cbc1" officeooo:paragraph-rsid="00e7cbc1" style:font-weight-asian="normal" style:font-weight-complex="normal"/>
    </style:style>
    <style:style style:name="P83" style:family="paragraph" style:parent-style-name="Standard" style:list-style-name="L25">
      <style:text-properties style:text-position="0% 100%" fo:font-weight="normal" officeooo:rsid="00eb2a27" officeooo:paragraph-rsid="00eb2a27" style:font-weight-asian="normal" style:font-weight-complex="normal"/>
    </style:style>
    <style:style style:name="P84" style:family="paragraph" style:parent-style-name="Standard" style:list-style-name="L25">
      <style:text-properties style:text-position="0% 100%" fo:font-weight="normal" officeooo:rsid="00eb2a27" officeooo:paragraph-rsid="00ec0776" style:font-weight-asian="normal" style:font-weight-complex="normal"/>
    </style:style>
    <style:style style:name="P85" style:family="paragraph" style:parent-style-name="Standard" style:list-style-name="L25">
      <style:text-properties style:text-position="0% 100%" fo:font-weight="normal" officeooo:rsid="00ec0776" officeooo:paragraph-rsid="00ec0776" style:font-weight-asian="normal" style:font-weight-complex="normal"/>
    </style:style>
    <style:style style:name="P86" style:family="paragraph" style:parent-style-name="Standard">
      <style:text-properties style:text-position="0% 100%" fo:font-weight="normal" officeooo:rsid="00ec0776" officeooo:paragraph-rsid="00ec0776" style:font-weight-asian="normal" style:font-weight-complex="normal"/>
    </style:style>
    <style:style style:name="P87" style:family="paragraph" style:parent-style-name="Standard">
      <style:text-properties style:text-position="0% 100%" fo:font-weight="normal" officeooo:rsid="00ecd47d" officeooo:paragraph-rsid="00ecd47d" style:font-weight-asian="normal" style:font-weight-complex="normal"/>
    </style:style>
    <style:style style:name="P88" style:family="paragraph" style:parent-style-name="Standard" style:list-style-name="L26">
      <style:text-properties style:text-position="0% 100%" fo:font-weight="normal" officeooo:rsid="00ef2331" officeooo:paragraph-rsid="00ef2331" style:font-weight-asian="normal" style:font-weight-complex="normal"/>
    </style:style>
    <style:style style:name="P89" style:family="paragraph" style:parent-style-name="Standard" style:list-style-name="L26">
      <style:text-properties style:text-position="0% 100%" fo:font-weight="normal" officeooo:rsid="00ef9390" officeooo:paragraph-rsid="00ef9390" style:font-weight-asian="normal" style:font-weight-complex="normal"/>
    </style:style>
    <style:style style:name="P90" style:family="paragraph" style:parent-style-name="Standard" style:list-style-name="L26">
      <style:text-properties style:text-position="0% 100%" fo:font-weight="normal" officeooo:rsid="00f0a4cb" officeooo:paragraph-rsid="00f0a4cb" style:font-weight-asian="normal" style:font-weight-complex="normal"/>
    </style:style>
    <style:style style:name="P91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92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93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94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95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96" style:family="paragraph" style:parent-style-name="Standard" style:list-style-name="L4">
      <style:text-properties style:text-position="0% 100%" fo:font-weight="bold" officeooo:rsid="003686c1" officeooo:paragraph-rsid="003686c1" style:font-weight-asian="bold" style:font-weight-complex="bold"/>
    </style:style>
    <style:style style:name="P97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98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100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101" style:family="paragraph" style:parent-style-name="Standard">
      <style:text-properties style:text-position="0% 100%" fo:font-weight="bold" officeooo:rsid="004c6ea8" officeooo:paragraph-rsid="004c6ea8" style:font-weight-asian="bold" style:font-weight-complex="bold"/>
    </style:style>
    <style:style style:name="P102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103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104" style:family="paragraph" style:parent-style-name="Standard" style:list-style-name="L7">
      <style:text-properties style:text-position="0% 100%" fo:font-weight="bold" officeooo:rsid="005081e7" officeooo:paragraph-rsid="005081e7" style:font-weight-asian="bold" style:font-weight-complex="bold"/>
    </style:style>
    <style:style style:name="P105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106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107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108" style:family="paragraph" style:parent-style-name="Standard">
      <style:text-properties style:text-position="0% 100%" fo:font-weight="bold" officeooo:rsid="00543353" officeooo:paragraph-rsid="00543353" style:font-weight-asian="bold" style:font-weight-complex="bold"/>
    </style:style>
    <style:style style:name="P109" style:family="paragraph" style:parent-style-name="Standard" style:list-style-name="L7">
      <style:text-properties style:text-position="0% 100%" fo:font-weight="bold" officeooo:rsid="0054cd33" officeooo:paragraph-rsid="0054cd33" style:font-weight-asian="bold" style:font-weight-complex="bold"/>
    </style:style>
    <style:style style:name="P110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111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112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113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114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115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116" style:family="paragraph" style:parent-style-name="Standard" style:list-style-name="L9">
      <style:text-properties style:text-position="0% 100%" fo:font-weight="bold" officeooo:rsid="00631930" officeooo:paragraph-rsid="00631930" style:font-weight-asian="bold" style:font-weight-complex="bold"/>
    </style:style>
    <style:style style:name="P117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118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119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120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121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122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123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124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125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126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127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128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129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130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131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132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133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134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135" style:family="paragraph" style:parent-style-name="Standard">
      <style:text-properties style:text-position="0% 100%" fo:font-weight="bold" officeooo:rsid="00963e0a" officeooo:paragraph-rsid="00963e0a" style:font-weight-asian="bold" style:font-weight-complex="bold"/>
    </style:style>
    <style:style style:name="P136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137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138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139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140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141" style:family="paragraph" style:parent-style-name="Standard">
      <style:text-properties style:text-position="0% 100%" fo:font-weight="bold" officeooo:rsid="00c1fd72" officeooo:paragraph-rsid="00c1fd72" style:font-weight-asian="bold" style:font-weight-complex="bold"/>
    </style:style>
    <style:style style:name="P142" style:family="paragraph" style:parent-style-name="Standard">
      <style:text-properties style:text-position="0% 100%" fo:font-weight="bold" officeooo:rsid="00c59c91" officeooo:paragraph-rsid="00c59c91" style:font-weight-asian="bold" style:font-weight-complex="bold"/>
    </style:style>
    <style:style style:name="P143" style:family="paragraph" style:parent-style-name="Standard" style:list-style-name="L19">
      <style:text-properties style:text-position="0% 100%" fo:font-weight="bold" officeooo:rsid="00c59c91" officeooo:paragraph-rsid="00c59c91" style:font-weight-asian="bold" style:font-weight-complex="bold"/>
    </style:style>
    <style:style style:name="P144" style:family="paragraph" style:parent-style-name="Standard" style:list-style-name="L19">
      <style:text-properties style:text-position="0% 100%" fo:font-weight="bold" officeooo:rsid="00c59c91" officeooo:paragraph-rsid="00c87a34" style:font-weight-asian="bold" style:font-weight-complex="bold"/>
    </style:style>
    <style:style style:name="P145" style:family="paragraph" style:parent-style-name="Standard" style:list-style-name="L19">
      <style:text-properties style:text-position="0% 100%" fo:font-weight="bold" officeooo:rsid="00c9ea43" officeooo:paragraph-rsid="00c9ea43" style:font-weight-asian="bold" style:font-weight-complex="bold"/>
    </style:style>
    <style:style style:name="P146" style:family="paragraph" style:parent-style-name="Standard">
      <style:text-properties style:text-position="0% 100%" fo:font-weight="bold" officeooo:rsid="00cbc608" officeooo:paragraph-rsid="00cbc608" style:font-weight-asian="bold" style:font-weight-complex="bold"/>
    </style:style>
    <style:style style:name="P147" style:family="paragraph" style:parent-style-name="Standard">
      <style:text-properties style:text-position="0% 100%" fo:font-weight="bold" officeooo:rsid="00cea74c" officeooo:paragraph-rsid="00cea74c" style:font-weight-asian="bold" style:font-weight-complex="bold"/>
    </style:style>
    <style:style style:name="P148" style:family="paragraph" style:parent-style-name="Standard">
      <style:text-properties style:text-position="0% 100%" fo:font-weight="bold" officeooo:rsid="00cecbcc" officeooo:paragraph-rsid="00cecbcc" style:font-weight-asian="bold" style:font-weight-complex="bold"/>
    </style:style>
    <style:style style:name="P149" style:family="paragraph" style:parent-style-name="Standard" style:list-style-name="L23">
      <style:text-properties style:text-position="0% 100%" fo:font-weight="bold" officeooo:rsid="00d10642" officeooo:paragraph-rsid="00d10642" style:font-weight-asian="bold" style:font-weight-complex="bold"/>
    </style:style>
    <style:style style:name="P150" style:family="paragraph" style:parent-style-name="Standard">
      <style:text-properties style:text-position="0% 100%" fo:font-weight="bold" officeooo:rsid="00d10642" officeooo:paragraph-rsid="00d10642" style:font-weight-asian="bold" style:font-weight-complex="bold"/>
    </style:style>
    <style:style style:name="P151" style:family="paragraph" style:parent-style-name="Standard">
      <style:text-properties style:text-position="0% 100%" fo:font-weight="bold" officeooo:rsid="00d57910" officeooo:paragraph-rsid="00d57910" style:font-weight-asian="bold" style:font-weight-complex="bold"/>
    </style:style>
    <style:style style:name="P152" style:family="paragraph" style:parent-style-name="Standard">
      <style:text-properties style:text-position="0% 100%" fo:font-weight="bold" officeooo:rsid="00d72f82" officeooo:paragraph-rsid="00d72f82" style:font-weight-asian="bold" style:font-weight-complex="bold"/>
    </style:style>
    <style:style style:name="P153" style:family="paragraph" style:parent-style-name="Standard">
      <style:text-properties style:text-position="0% 100%" fo:font-weight="bold" officeooo:rsid="00d984d7" officeooo:paragraph-rsid="00d984d7" style:font-weight-asian="bold" style:font-weight-complex="bold"/>
    </style:style>
    <style:style style:name="P154" style:family="paragraph" style:parent-style-name="Standard">
      <style:text-properties style:text-position="0% 100%" fo:font-weight="bold" officeooo:rsid="00dc0ee4" officeooo:paragraph-rsid="00dc0ee4" style:font-weight-asian="bold" style:font-weight-complex="bold"/>
    </style:style>
    <style:style style:name="P155" style:family="paragraph" style:parent-style-name="Standard">
      <style:text-properties style:text-position="0% 100%" fo:font-weight="bold" officeooo:rsid="00de1631" officeooo:paragraph-rsid="00de1631" style:font-weight-asian="bold" style:font-weight-complex="bold"/>
    </style:style>
    <style:style style:name="P156" style:family="paragraph" style:parent-style-name="Standard">
      <style:text-properties style:text-position="0% 100%" fo:font-weight="bold" officeooo:rsid="00e1671d" officeooo:paragraph-rsid="00e1671d" style:font-weight-asian="bold" style:font-weight-complex="bold"/>
    </style:style>
    <style:style style:name="P157" style:family="paragraph" style:parent-style-name="Standard">
      <style:text-properties style:text-position="0% 100%" fo:font-weight="bold" officeooo:rsid="00e2bdef" officeooo:paragraph-rsid="00e2bdef" style:font-weight-asian="bold" style:font-weight-complex="bold"/>
    </style:style>
    <style:style style:name="P158" style:family="paragraph" style:parent-style-name="Standard" style:list-style-name="L24">
      <style:text-properties style:text-position="0% 100%" fo:font-weight="bold" officeooo:rsid="00e2bdef" officeooo:paragraph-rsid="00e2bdef" style:font-weight-asian="bold" style:font-weight-complex="bold"/>
    </style:style>
    <style:style style:name="P159" style:family="paragraph" style:parent-style-name="Standard" style:list-style-name="L24">
      <style:text-properties style:text-position="0% 100%" fo:font-weight="bold" officeooo:rsid="00e30992" officeooo:paragraph-rsid="00e30992" style:font-weight-asian="bold" style:font-weight-complex="bold"/>
    </style:style>
    <style:style style:name="P160" style:family="paragraph" style:parent-style-name="Standard">
      <style:text-properties style:text-position="0% 100%" fo:font-weight="bold" officeooo:rsid="00e50192" officeooo:paragraph-rsid="00e50192" style:font-weight-asian="bold" style:font-weight-complex="bold"/>
    </style:style>
    <style:style style:name="P161" style:family="paragraph" style:parent-style-name="Standard">
      <style:text-properties style:text-position="0% 100%" fo:font-weight="bold" officeooo:rsid="00e62c99" officeooo:paragraph-rsid="00e62c99" style:font-weight-asian="bold" style:font-weight-complex="bold"/>
    </style:style>
    <style:style style:name="P162" style:family="paragraph" style:parent-style-name="Standard">
      <style:text-properties style:text-position="0% 100%" fo:font-weight="bold" officeooo:rsid="00eb2a27" officeooo:paragraph-rsid="00eb2a27" style:font-weight-asian="bold" style:font-weight-complex="bold"/>
    </style:style>
    <style:style style:name="P163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64" style:family="paragraph" style:parent-style-name="Standard">
      <style:text-properties fo:font-weight="bold" officeooo:rsid="00b1e3c9" officeooo:paragraph-rsid="00b1e3c9" style:font-weight-asian="bold" style:font-weight-complex="bold"/>
    </style:style>
    <style:style style:name="P165" style:family="paragraph" style:parent-style-name="Standard">
      <style:text-properties fo:font-weight="bold" officeooo:rsid="00b2b4f4" officeooo:paragraph-rsid="00b2b4f4" style:font-weight-asian="bold" style:font-weight-complex="bold"/>
    </style:style>
    <style:style style:name="P166" style:family="paragraph" style:parent-style-name="Standard" style:list-style-name="L21">
      <style:text-properties fo:font-weight="bold" officeooo:rsid="00cca754" officeooo:paragraph-rsid="00cca754" style:font-weight-asian="bold" style:font-weight-complex="bold"/>
    </style:style>
    <style:style style:name="P167" style:family="paragraph" style:parent-style-name="Standard" style:list-style-name="L22">
      <style:text-properties fo:font-weight="bold" officeooo:rsid="00cca754" officeooo:paragraph-rsid="00cdce83" style:font-weight-asian="bold" style:font-weight-complex="bold"/>
    </style:style>
    <style:style style:name="P168" style:family="paragraph" style:parent-style-name="Standard" style:list-style-name="L21">
      <style:text-properties fo:font-weight="bold" officeooo:rsid="00ccca09" officeooo:paragraph-rsid="00ccca09" style:font-weight-asian="bold" style:font-weight-complex="bold"/>
    </style:style>
    <style:style style:name="P169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170" style:family="paragraph" style:parent-style-name="Standard" style:list-style-name="L22">
      <style:text-properties fo:font-weight="normal" officeooo:rsid="00cdce83" officeooo:paragraph-rsid="00cdce83" style:font-weight-asian="normal" style:font-weight-complex="normal"/>
    </style:style>
    <style:style style:name="P171" style:family="paragraph" style:parent-style-name="Standard">
      <style:text-properties officeooo:paragraph-rsid="00b06971"/>
    </style:style>
    <style:style style:name="P172" style:family="paragraph" style:parent-style-name="Standard" style:list-style-name="L18">
      <style:text-properties style:text-line-through-style="none" style:text-line-through-type="none" style:text-position="0% 100%" fo:font-weight="normal" officeooo:rsid="00b49536" officeooo:paragraph-rsid="00b49536" style:font-weight-asian="normal" style:font-weight-complex="normal"/>
    </style:style>
    <style:style style:name="P173" style:family="paragraph" style:parent-style-name="Standard" style:list-style-name="L18">
      <style:text-properties style:text-line-through-style="none" style:text-line-through-type="none" style:text-position="0% 100%" fo:font-weight="normal" officeooo:rsid="00b5229e" officeooo:paragraph-rsid="00b5229e" style:font-weight-asian="normal" style:font-weight-complex="normal"/>
    </style:style>
    <style:style style:name="P174" style:family="paragraph" style:parent-style-name="Standard">
      <style:text-properties officeooo:paragraph-rsid="00cca754"/>
    </style:style>
    <style:style style:name="P175" style:family="paragraph" style:parent-style-name="Standard" style:list-style-name="L21">
      <style:text-properties officeooo:rsid="00cca754" officeooo:paragraph-rsid="00cca754"/>
    </style:style>
    <style:style style:name="P17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7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7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7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18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b49536" officeooo:paragraph-rsid="00b49536" style:font-weight-asian="bold" style:font-weight-complex="bold"/>
    </style:style>
    <style:style style:name="P181" style:family="paragraph" style:parent-style-name="Preformatted_20_Text">
      <style:text-properties officeooo:paragraph-rsid="00b0697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normal" officeooo:rsid="00c87a34" style:font-weight-asian="normal" style:font-weight-complex="normal"/>
    </style:style>
    <style:style style:name="T12" style:family="text">
      <style:text-properties fo:font-weight="normal" officeooo:rsid="00c9ea43" style:font-weight-asian="normal" style:font-weight-complex="normal"/>
    </style:style>
    <style:style style:name="T13" style:family="text">
      <style:text-properties fo:font-weight="normal" officeooo:rsid="00dab8d9" style:font-weight-asian="normal" style:font-weight-complex="normal"/>
    </style:style>
    <style:style style:name="T14" style:family="text">
      <style:text-properties fo:font-weight="normal" officeooo:rsid="00dc0ee4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f9a43"/>
    </style:style>
    <style:style style:name="T17" style:family="text">
      <style:text-properties officeooo:rsid="00430039"/>
    </style:style>
    <style:style style:name="T18" style:family="text">
      <style:text-properties officeooo:rsid="0046b029"/>
    </style:style>
    <style:style style:name="T19" style:family="text">
      <style:text-properties officeooo:rsid="004b882e"/>
    </style:style>
    <style:style style:name="T20" style:family="text">
      <style:text-properties officeooo:rsid="00532ad5"/>
    </style:style>
    <style:style style:name="T21" style:family="text">
      <style:text-properties officeooo:rsid="005db356"/>
    </style:style>
    <style:style style:name="T22" style:family="text">
      <style:text-properties officeooo:rsid="00646b08"/>
    </style:style>
    <style:style style:name="T23" style:family="text">
      <style:text-properties officeooo:rsid="006ad065"/>
    </style:style>
    <style:style style:name="T24" style:family="text">
      <style:text-properties style:text-position="0% 100%"/>
    </style:style>
    <style:style style:name="T25" style:family="text">
      <style:text-properties style:text-position="0% 100%" fo:font-weight="normal" style:font-weight-asian="normal" style:font-weight-complex="normal"/>
    </style:style>
    <style:style style:name="T26" style:family="text">
      <style:text-properties style:text-position="0% 100%" fo:font-weight="normal" officeooo:rsid="00cbc608" style:font-weight-asian="normal" style:font-weight-complex="normal"/>
    </style:style>
    <style:style style:name="T27" style:family="text">
      <style:text-properties style:text-position="0% 100%" fo:font-weight="normal" officeooo:rsid="00cca754" style:font-weight-asian="normal" style:font-weight-complex="normal"/>
    </style:style>
    <style:style style:name="T28" style:family="text">
      <style:text-properties style:text-position="0% 100%" fo:font-weight="bold" officeooo:rsid="00cbc608" style:font-weight-asian="bold" style:font-weight-complex="bold"/>
    </style:style>
    <style:style style:name="T29" style:family="text">
      <style:text-properties style:text-position="0% 100%" fo:font-weight="bold" officeooo:rsid="00cdce83" style:font-weight-asian="bold" style:font-weight-complex="bold"/>
    </style:style>
    <style:style style:name="T30" style:family="text">
      <style:text-properties officeooo:rsid="0077b5dd"/>
    </style:style>
    <style:style style:name="T31" style:family="text">
      <style:text-properties officeooo:rsid="009375b6"/>
    </style:style>
    <style:style style:name="T32" style:family="text">
      <style:text-properties officeooo:rsid="009efe69"/>
    </style:style>
    <style:style style:name="T33" style:family="text">
      <style:text-properties officeooo:rsid="00a37641"/>
    </style:style>
    <style:style style:name="T34" style:family="text">
      <style:text-properties officeooo:rsid="00130c0a"/>
    </style:style>
    <style:style style:name="T35" style:family="text">
      <style:text-properties style:text-line-through-style="none" style:text-line-through-type="none"/>
    </style:style>
    <style:style style:name="T36" style:family="text">
      <style:text-properties style:text-line-through-style="none" style:text-line-through-type="none" officeooo:rsid="00b80393"/>
    </style:style>
    <style:style style:name="T37" style:family="text">
      <style:text-properties style:text-line-through-style="none" style:text-line-through-type="none" fo:font-weight="bold" style:font-weight-asian="bold" style:font-weight-complex="bold"/>
    </style:style>
    <style:style style:name="T38" style:family="text">
      <style:text-properties style:text-line-through-style="none" style:text-line-through-type="none" fo:font-weight="bold" officeooo:rsid="00bb04b9" style:font-weight-asian="bold" style:font-weight-complex="bold"/>
    </style:style>
    <style:style style:name="T39" style:family="text">
      <style:text-properties style:text-line-through-style="none" style:text-line-through-type="none" fo:font-weight="bold" officeooo:rsid="00c07c31" style:font-weight-asian="bold" style:font-weight-complex="bold"/>
    </style:style>
    <style:style style:name="T40" style:family="text">
      <style:text-properties style:text-line-through-style="none" style:text-line-through-type="none" officeooo:rsid="00bb04b9"/>
    </style:style>
    <style:style style:name="T41" style:family="text">
      <style:text-properties style:text-line-through-style="none" style:text-line-through-type="none" officeooo:rsid="00bc948c"/>
    </style:style>
    <style:style style:name="T42" style:family="text">
      <style:text-properties style:text-line-through-style="none" style:text-line-through-type="none" officeooo:rsid="00be0617"/>
    </style:style>
    <style:style style:name="T43" style:family="text">
      <style:text-properties style:text-line-through-style="none" style:text-line-through-type="none" officeooo:rsid="00c07c31"/>
    </style:style>
    <style:style style:name="T44" style:family="text">
      <style:text-properties officeooo:rsid="00c94155"/>
    </style:style>
    <style:style style:name="T45" style:family="text">
      <style:text-properties officeooo:rsid="00d5261e"/>
    </style:style>
    <style:style style:name="T46" style:family="text">
      <style:text-properties officeooo:rsid="00e54534"/>
    </style:style>
    <style:style style:name="T47" style:family="text">
      <style:text-properties officeooo:rsid="00e74942"/>
    </style:style>
    <style:style style:name="T48" style:family="text">
      <style:text-properties officeooo:rsid="00e7cbc1"/>
    </style:style>
    <style:style style:name="T49" style:family="text">
      <style:text-properties officeooo:rsid="00ec0776"/>
    </style:style>
    <style:style style:name="T50" style:family="text">
      <style:text-properties officeooo:rsid="00f0e9b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4"/>
      <text:p text:style-name="P10">Exam Blueprint</text:p>
      <text:list xml:id="list1183086412" text:style-name="L1">
        <text:list-item>
          <text:p text:style-name="P13">Deployment – 22%</text:p>
        </text:list-item>
        <text:list-item>
          <text:p text:style-name="P13">Security = 26%</text:p>
        </text:list-item>
        <text:list-item>
          <text:p text:style-name="P13">Development with AWS Services – 30%</text:p>
        </text:list-item>
        <text:list-item>
          <text:p text:style-name="P13">REFACTORING – 10%</text:p>
        </text:list-item>
        <text:list-item>
          <text:p text:style-name="P13">monitoring and troubleshooting – 12%</text:p>
        </text:list-item>
      </text:list>
      <text:p text:style-name="P5"/>
      <text:p text:style-name="P6">multiple choice</text:p>
      <text:p text:style-name="P6">multiple response</text:p>
      <text:p text:style-name="P7">Need 720/1000 to pass the exam </text:p>
      <text:p text:style-name="P8">130 minutes in length</text:p>
      <text:p text:style-name="P8">65 questions in total </text:p>
      <text:p text:style-name="P9">qualfication is valid for 2 years</text:p>
      <text:p text:style-name="P9"/>
      <text:p text:style-name="P9"/>
      <text:p text:style-name="P11">If you have an amazon echo, you can use a skill. Alexa, open cloudguru </text:p>
      <text:p text:style-name="P11"/>
      <text:p text:style-name="P176">More on RDS</text:p>
      <text:p text:style-name="P92"/>
      <text:p text:style-name="P92">Backups – <text:span text:style-name="T1">backups have a retention database, store a daily snapshot, </text:span><text:span text:style-name="T2">recovery can be down to a second </text:span></text:p>
      <text:list xml:id="list972392962" text:style-name="L2">
        <text:list-item>
          <text:p text:style-name="P94">Backup storage space = size of DB <text:span text:style-name="T1">(ex. 10Gb of backup storage to 10gb of rds instance size)</text:span></text:p>
        </text:list-item>
      </text:list>
      <text:p text:style-name="P93">Snapshots</text:p>
      <text:list xml:id="list321146474" text:style-name="L3">
        <text:list-item>
          <text:p text:style-name="P14">done manually and will be stored even after RDS instance is deleted</text:p>
        </text:list-item>
        <text:list-item>
          <text:p text:style-name="P15">a db restored from a snapshot will have a new endpoint</text:p>
        </text:list-item>
      </text:list>
      <text:p text:style-name="P16"/>
      <text:p text:style-name="P95">Encryption for RDS DB’s are supported at rest and in transit (KMS) .</text:p>
      <text:list xml:id="list4198470431" text:style-name="L4">
        <text:list-item>
          <text:p text:style-name="P96"><text:span text:style-name="T1">To encrypt a current instance, make a snapshot, restore the snapshot and create an encrypted RDS from it.</text:span></text:p>
        </text:list-item>
      </text:list>
      <text:p text:style-name="P97">Read replicas</text:p>
      <text:list xml:id="list1488983076" text:style-name="L5">
        <text:list-item>
          <text:p text:style-name="P17">DR Strategy only </text:p>
        </text:list-item>
        <text:list-item>
          <text:p text:style-name="P17">synchronized data among central DB and slave nodes </text:p>
        </text:list-item>
        <text:list-item>
          <text:p text:style-name="P18">by default, AWS will change hostname to the read replica during an outage or destruction of the central DB. </text:p>
        </text:list-item>
        <text:list-item>
          <text:p text:style-name="P19">5 maximum read replicas </text:p>
        </text:list-item>
        <text:list-item>
          <text:p text:style-name="P20">You can have read-replicas- for read-replicas. Useful for spreading traffic among availability zones</text:p>
        </text:list-item>
        <text:list-item>
          <text:p text:style-name="P98">ASYNCHRONOUS REPLICATION</text:p>
        </text:list-item>
        <text:list-item>
          <text:p text:style-name="P21">used for scaling and not DR </text:p>
        </text:list-item>
      </text:list>
      <text:p text:style-name="P11"/>
      <text:p text:style-name="P99">More on Elasticache</text:p>
      <text:list xml:id="list2300664231" text:style-name="L6">
        <text:list-item>
          <text:p text:style-name="P22">provides Memcache or redis ot provide in-memory cache for D<text:span text:style-name="T16">Bs</text:span> and web applications</text:p>
        </text:list-item>
        <text:list-item>
          <text:p text:style-name="P23"><text:span text:style-name="T15">memcached</text:span> – memory object caching system, <text:span text:style-name="T18">no persistencen, manages memcaches nodes as a pool, SIMPLE CACHE TOOL, useful for large cache notes with multithreaded performance</text:span></text:p>
        </text:list-item>
        <text:list-item>
          <text:p text:style-name="P23"><text:soft-page-break/><text:span text:style-name="T15">redis</text:span> – in-memory key-value store, <text:span text:style-name="T17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24"/>
      <text:p text:style-name="P100">Amazon <text:span text:style-name="T19">Neptune – </text:span><text:span text:style-name="T3">fast,reliable graph databas</text:span><text:span text:style-name="T4">e, </text:span><text:span text:style-name="T5">useful for network security, knowledge graphs,</text:span></text:p>
      <text:p text:style-name="P101"><text:span text:style-name="T1">THESE ARE USED TO STORE AND NAVIGATE RELATIONSHIPS</text:span></text:p>
      <text:p text:style-name="P101"><text:span text:style-name="T1"/></text:p>
      <text:p text:style-name="P177">More on S3</text:p>
      <text:p text:style-name="P102"/>
      <text:list xml:id="list3816788793" text:style-name="L7">
        <text:list-item>
          <text:p text:style-name="P26">Max storage is 5Tbs</text:p>
        </text:list-item>
        <text:list-item>
          <text:p text:style-name="P27">Buckets need to enable CORS to access files in another bucket</text:p>
        </text:list-item>
        <text:list-item>
          <text:p text:style-name="P103">Transfer acceleration – S3 Transfer acceleration – <text:span text:style-name="T1">improve transfer speed for S3 upload</text:span></text:p>
        </text:list-item>
        <text:list-item>
          <text:p text:style-name="P104"><text:span text:style-name="T1">amazon durability – 11 9s</text:span></text:p>
        </text:list-item>
        <text:list-item>
          <text:p text:style-name="P104"><text:span text:style-name="T1">amazon availability – 2 9s</text:span></text:p>
        </text:list-item>
        <text:list-item>
          <text:p text:style-name="P105">S3 intelligent tiering – <text:span text:style-name="T6">useful for unknown and unpredictable access patterns</text:span></text:p>
          <text:list>
            <text:list-item>
              <text:p text:style-name="P106"><text:span text:style-name="T20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106"><text:span text:style-name="T6">infrequent access - <text:s/>lower cost, </text:span></text:p>
            </text:list-item>
          </text:list>
        </text:list-item>
        <text:list-item>
          <text:p text:style-name="P107"><text:span text:style-name="T6">C</text:span><text:span text:style-name="T1">osts </text:span></text:p>
          <text:list>
            <text:list-item>
              <text:p text:style-name="P107"><text:span text:style-name="T1">storage per GB</text:span></text:p>
            </text:list-item>
            <text:list-item>
              <text:p text:style-name="P107"><text:span text:style-name="T1">requests </text:span></text:p>
            </text:list-item>
            <text:list-item>
              <text:p text:style-name="P109"><text:span text:style-name="T1">use of cloudfront</text:span></text:p>
            </text:list-item>
            <text:list-item>
              <text:p text:style-name="P107"><text:span text:style-name="T1">data management pricing</text:span></text:p>
              <text:list>
                <text:list-item>
                  <text:p text:style-name="P107"><text:span text:style-name="T1">cost to transfer data out of buckets, NO COST TO TRANSFER DATA IN </text:span></text:p>
                </text:list-item>
                <text:list-item>
                  <text:p text:style-name="P107"><text:span text:style-name="T1">transfer acceleration</text:span></text:p>
                </text:list-item>
              </text:list>
            </text:list-item>
            <text:list-item>
              <text:p text:style-name="P107"><text:span text:style-name="T1">storage management pricing</text:span></text:p>
              <text:list>
                <text:list-item>
                  <text:p text:style-name="P107"><text:span text:style-name="T1">inventory</text:span></text:p>
                </text:list-item>
                <text:list-item>
                  <text:p text:style-name="P107"><text:span text:style-name="T1">analytics</text:span></text:p>
                </text:list-item>
                <text:list-item>
                  <text:p text:style-name="P107"><text:span text:style-name="T1">object tags </text:span></text:p>
                </text:list-item>
                <text:list-item>
                  <text:p text:style-name="P107"><text:span text:style-name="T1"><text:s/></text:span></text:p>
                </text:list-item>
              </text:list>
            </text:list-item>
          </text:list>
        </text:list-item>
      </text:list>
      <text:p text:style-name="P108"><text:span text:style-name="T1"/></text:p>
      <text:p text:style-name="P110">S3 Security</text:p>
      <text:list xml:id="list164238122" text:style-name="L8">
        <text:list-item>
          <text:p text:style-name="P29">all buckets are private by default </text:p>
        </text:list-item>
        <text:list-item>
          <text:p text:style-name="P117">enable cors to allow 1 resource to allow another resource</text:p>
        </text:list-item>
      </text:list>
      <text:p text:style-name="P28"/>
      <text:p text:style-name="P111">S3 Policies</text:p>
      <text:list xml:id="list1151849835" text:style-name="L9">
        <text:list-item>
          <text:p text:style-name="P30">SSE-S3 - server side encryption that will use AWS managed keys</text:p>
        </text:list-item>
        <text:list-item>
          <text:p text:style-name="P30">SSE-KMS – server side encryption that will use aws kms-managed keys</text:p>
        </text:list-item>
        <text:list-item>
          <text:p text:style-name="P30"><text:span text:style-name="T21">SSE-C – server side</text:span> encryption that will use customer provided keys </text:p>
        </text:list-item>
        <text:list-item>
          <text:p text:style-name="P112">Client side encryption – <text:span text:style-name="T7">you encrypt the files before you upload them </text:span></text:p>
        </text:list-item>
        <text:list-item>
          <text:p text:style-name="P113"><text:span text:style-name="T1">Enforcing encryption on S3 buckets – </text:span><text:span text:style-name="T8">when PUT requests are received. </text:span><text:span text:style-name="T22">Create a bucket policy which denies any s3 put requests which doesnt include the following parameter.</text:span></text:p>
          <text:list>
            <text:list-item>
              <text:p text:style-name="P114">use the x-amz-server-side-encryption-parameter <text:span text:style-name="T1">to encrypt at upload time </text:span></text:p>
              <text:list>
                <text:list-item>
                  <text:p text:style-name="P116"><text:span text:style-name="T1">options: </text:span></text:p>
                </text:list-item>
              </text:list>
            </text:list-item>
            <text:list-item>
              <text:p text:style-name="P115"><text:span text:style-name="T1">x-amz-server-side-encryption: </text:span><text:span text:style-name="T9">AES256 <text:s/>- s3 managed keys</text:span></text:p>
            </text:list-item>
            <text:list-item>
              <text:p text:style-name="P115"><text:span text:style-name="T9">x-amz-server-side-encryption:ams:kms – aws kms managed keys</text:span></text:p>
            </text:list-item>
          </text:list>
        </text:list-item>
        <text:list-item>
          <text:p text:style-name="P113"><text:span text:style-name="T1"><text:s/></text:span></text:p>
        </text:list-item>
        <text:list-item>
          <text:p text:style-name="P113"><text:span text:style-name="T1"/></text:p>
        </text:list-item>
      </text:list>
      <text:p text:style-name="P25"/>
      <text:p text:style-name="P31"><text:soft-page-break/>U<text:span text:style-name="T15">se signed URLS and signed cookies</text:span> to have premium users to view the paidfor content</text:p>
      <text:p text:style-name="P31">Use origin access identity to limit s3 content to just the cloudfront link. </text:p>
      <text:p text:style-name="P11"/>
      <text:p text:style-name="P118">S3 performance optimizations</text:p>
      <text:p text:style-name="P32">Use cloudfront to minimize latency from various sources, also to cache these requests</text:p>
      <text:p text:style-name="P33">MIXED_Requests – <text:span text:style-name="T23">use random-prefix to key names to force s3 to distribute your keys across multiple partitions which distributes the I/O workload</text:span></text:p>
      <text:p text:style-name="P34">ex. </text:p>
      <text:p text:style-name="P34">mybucket/jasd/photo1.jpg</text:p>
      <text:p text:style-name="P34">mybucket/jasd/photo2.jpg</text:p>
      <text:p text:style-name="P34">mybucket/jasd/photo3.jpg</text:p>
      <text:p text:style-name="P11"/>
      <text:p text:style-name="P119">USE THIS INSTEAD</text:p>
      <text:p text:style-name="P34">mybucket/u213u-jasd/photo1.jpg</text:p>
      <text:p text:style-name="P34">mybucket/duasii-jasd/photo1.jpg</text:p>
      <text:p text:style-name="P34">mybucket/2u92-jasd/photo1.jpg</text:p>
      <text:p text:style-name="P11"/>
      <text:p text:style-name="P35">S3 now can handle 3500 PUT requests per second </text:p>
      <text:p text:style-name="P35">5500 GETrequests per second</text:p>
      <text:p text:style-name="P120">Max file for s3 on PUT requests is 5gb</text:p>
      <text:p text:style-name="P11"/>
      <text:p text:style-name="P178">More on Serverless Computing</text:p>
      <text:p text:style-name="P36"/>
      <text:p text:style-name="P121">More on API Gateway</text:p>
      <text:p text:style-name="P122">Types of API</text:p>
      <text:list xml:id="list684249107" text:style-name="L10">
        <text:list-item>
          <text:p text:style-name="P38">RESTFul API – uses JSON for transferring database</text:p>
        </text:list-item>
        <text:list-item>
          <text:p text:style-name="P38">SOAP API – Simple object access protocol – <text:span text:style-name="T30">uses XML( similar to HTML)</text:span></text:p>
        </text:list-item>
      </text:list>
      <text:p text:style-name="P37"/>
      <text:p text:style-name="P123">What Amazon API Gateway is?</text:p>
      <text:p text:style-name="P124">Managed service to run APIs</text:p>
      <text:list xml:id="list1323005172" text:style-name="L11">
        <text:list-item>
          <text:p text:style-name="P39">it can expose https endpoints to your Lambda function </text:p>
        </text:list-item>
        <text:list-item>
          <text:p text:style-name="P40">serverless connect to services like lambda and dynamo db</text:p>
        </text:list-item>
        <text:list-item>
          <text:p text:style-name="P41">send each API endpoint to a different target </text:p>
        </text:list-item>
        <text:list-item>
          <text:p text:style-name="P42">run efficiently with no cost</text:p>
        </text:list-item>
        <text:list-item>
          <text:p text:style-name="P43">track and control usage by api key</text:p>
        </text:list-item>
        <text:list-item>
          <text:p text:style-name="P43">throttle requests to prevent attacks </text:p>
        </text:list-item>
        <text:list-item>
          <text:p text:style-name="P43">use cloudwatch to monitoring</text:p>
        </text:list-item>
        <text:list-item>
          <text:p text:style-name="P43">can use multiple versions of apI </text:p>
        </text:list-item>
      </text:list>
      <text:p text:style-name="P125"/>
      <text:p text:style-name="P125">Setting up an API gateway</text:p>
      <text:list xml:id="list3422298853" text:style-name="L12">
        <text:list-item>
          <text:p text:style-name="P126">Define an API</text:p>
        </text:list-item>
        <text:list-item>
          <text:p text:style-name="P126">Define resources and nested resources </text:p>
        </text:list-item>
        <text:list-item>
          <text:p text:style-name="P126">For each resources</text:p>
          <text:list>
            <text:list-item>
              <text:p text:style-name="P44">select supported http methods </text:p>
            </text:list-item>
            <text:list-item>
              <text:p text:style-name="P44">set security </text:p>
            </text:list-item>
            <text:list-item>
              <text:p text:style-name="P44">choose target </text:p>
            </text:list-item>
            <text:list-item>
              <text:p text:style-name="P44">set request and response transformations</text:p>
            </text:list-item>
          </text:list>
        </text:list-item>
        <text:list-item>
          <text:p text:style-name="P126">deploy api to stage </text:p>
          <text:list>
            <text:list-item>
              <text:p text:style-name="P126">use API gateway domain</text:p>
            </text:list-item>
            <text:list-item>
              <text:p text:style-name="P126"><text:soft-page-break/>use AWS certificate manager for free ssl/tls certs</text:p>
            </text:list-item>
          </text:list>
        </text:list-item>
      </text:list>
      <text:p text:style-name="P125"/>
      <text:p text:style-name="P127">API Caching – <text:span text:style-name="T1">caches responses from your endpoint to a specified TTL </text:span></text:p>
      <text:p text:style-name="P128">Same origin policy – <text:span text:style-name="T10">web browser permits scripts contained in first web page to access data ina <text:s/>second web page if both have the same origins. </text:span></text:p>
      <text:p text:style-name="P129"><text:span text:style-name="T10">T</text:span><text:span text:style-name="T1">HIS IS DONE TO PREVENT CROSS-SITE-XCRIPTING</text:span></text:p>
      <text:p text:style-name="P130">CORS IS USED TO RELAX this policy.</text:p>
      <text:p text:style-name="P11"/>
      <text:p text:style-name="P131">Lambda Triggers</text:p>
      <text:list xml:id="list374506117" text:style-name="L13">
        <text:list-item>
          <text:p text:style-name="P46">SQS</text:p>
        </text:list-item>
        <text:list-item>
          <text:p text:style-name="P46">SNS</text:p>
        </text:list-item>
        <text:list-item>
          <text:p text:style-name="P46">S3</text:p>
        </text:list-item>
        <text:list-item>
          <text:p text:style-name="P46">Kinesis</text:p>
        </text:list-item>
        <text:list-item>
          <text:p text:style-name="P46">Dynamo DB</text:p>
        </text:list-item>
        <text:list-item>
          <text:p text:style-name="P46">Cognito Sync Triggers</text:p>
        </text:list-item>
        <text:list-item>
          <text:p text:style-name="P46">Code Commit</text:p>
        </text:list-item>
        <text:list-item>
          <text:p text:style-name="P46">Cloudwatch logs</text:p>
        </text:list-item>
        <text:list-item>
          <text:p text:style-name="P46">cloudwatch events </text:p>
        </text:list-item>
        <text:list-item>
          <text:p text:style-name="P46">application load balancer</text:p>
        </text:list-item>
        <text:list-item>
          <text:p text:style-name="P46">api gateway</text:p>
        </text:list-item>
        <text:list-item>
          <text:p text:style-name="P46">AWS IoT</text:p>
        </text:list-item>
      </text:list>
      <text:p text:style-name="P45"/>
      <text:p text:style-name="P132">Using Version Control with Lambda</text:p>
      <text:p text:style-name="P47">Lambda functions can have different versions </text:p>
      <text:p text:style-name="P48">AWS lamda maints your latest function code with the $LATEST versions </text:p>
      <text:p text:style-name="P133">2 types of ARNS</text:p>
      <text:list xml:id="list1710459441" text:style-name="L14">
        <text:list-item>
          <text:p text:style-name="P49">qualfied ARN – function arn with the version suffic </text:p>
          <text:list>
            <text:list-item>
              <text:p text:style-name="P49">arn:aws:lamnbda:aws-region:acct-id:function:helloworld:$latest</text:p>
            </text:list-item>
          </text:list>
        </text:list-item>
        <text:list-item>
          <text:p text:style-name="P49">unqualified ARN – <text:span text:style-name="T31">no version suffix</text:span></text:p>
          <text:list>
            <text:list-item>
              <text:p text:style-name="P49">arn:aws:lamnbda:aws-region:acct-id:function:helloworld</text:p>
            </text:list-item>
          </text:list>
        </text:list-item>
      </text:list>
      <text:p text:style-name="P50">With versioning, we can create an alias!!</text:p>
      <text:p text:style-name="P11"/>
      <text:p text:style-name="P134">We use prod Alias to invoke version 1 of the Lambda Function </text:p>
      <text:p text:style-name="P135"><text:span text:style-name="T1">For any new improvements, push version 2 then point prod alias to version 2</text:span></text:p>
      <text:p text:style-name="P136">Use version and aliases to split traffic among many versions</text:p>
      <text:p text:style-name="P11"/>
      <text:p text:style-name="P137">More on Step Functions</text:p>
      <text:p text:style-name="P51">Allws you visualize and test your serverless applications.</text:p>
      <text:p text:style-name="P51">Graphical console to arrange and visualize the components of your applications as a series of steps </text:p>
      <text:p text:style-name="P52">One lambda function can trigger 1+ lambda functions. </text:p>
      <text:p text:style-name="P11"/>
      <text:p text:style-name="P53"><text:span text:style-name="T15">More on Amazon X-RAY</text:span> </text:p>
      <text:p text:style-name="P53">You can see where errors, bottlenecks are in your serverless code </text:p>
      <text:list xml:id="list296853167" text:style-name="L15">
        <text:list-item>
          <text:p text:style-name="P54">X-RAY SDK- <text:span text:style-name="T32">SDK that runs your code, installed on ec2, interce[ts add ot your code to trace http requests</text:span></text:p>
        </text:list-item>
        <text:list-item>
          <text:p text:style-name="P55">X-RAY Daemon – runs on ec2 pcs, listening on udp, takes json and send it to XRAY API</text:p>
        </text:list-item>
        <text:list-item>
          <text:p text:style-name="P55">XRAY API</text:p>
        </text:list-item>
        <text:list-item>
          <text:p text:style-name="P55">XRAY Console – takes data from API and visualizes it</text:p>
        </text:list-item>
        <text:list-item>
          <text:p text:style-name="P56">CAN BE USED WITH: lambda, ec2, api gateway, elastic beanwalk </text:p>
        </text:list-item>
        <text:list-item>
          <text:p text:style-name="P56"><text:soft-page-break/><text:span text:style-name="T33">E</text:span>supported languages: go java ruby node.js, </text:p>
        </text:list-item>
        <text:list-item>
          <text:p text:style-name="P57">Traces are just events that have happened</text:p>
        </text:list-item>
      </text:list>
      <text:p text:style-name="P11"/>
      <text:p text:style-name="P138">You can import API gateway to an API from a definition file. It supports swagger v2.0 definition files.</text:p>
      <text:list xml:id="list989199318" text:style-name="L16">
        <text:list-item>
          <text:p text:style-name="P139">API limits to 10000 requests per second.</text:p>
        </text:list-item>
        <text:list-item>
          <text:p text:style-name="P58">Max request is 5000 concurrently!</text:p>
        </text:list-item>
        <text:list-item>
          <text:p text:style-name="P59">SOAP Webservice – YOU CAN USE AMAZON API GATEWAY </text:p>
        </text:list-item>
      </text:list>
      <text:p text:style-name="P11"/>
      <text:p text:style-name="P11"/>
      <text:p text:style-name="P180">Notes on DynamoDB</text:p>
      <text:list xml:id="list2483448151" text:style-name="L18">
        <text:list-item>
          <text:p text:style-name="P172">flexible noSQL database for applications </text:p>
        </text:list-item>
        <text:list-item>
          <text:p text:style-name="P172">supports both document and key-value data models</text:p>
        </text:list-item>
        <text:list-item>
          <text:p text:style-name="P172">useful for mobile,web,gaming,ad-techIoT</text:p>
        </text:list-item>
        <text:list-item>
          <text:p text:style-name="P173">backed by ssds</text:p>
        </text:list-item>
        <text:list-item>
          <text:p text:style-name="P173">spread across 3 distint data centers </text:p>
        </text:list-item>
        <text:list-item>
          <text:p text:style-name="P62"><text:span text:style-name="T35">has eventual consistent reads or strongly consistent reads</text:span></text:p>
        </text:list-item>
        <text:list-item>
          <text:p text:style-name="P63"><text:span text:style-name="T35">made of tables – items, attributes, key and value</text:span></text:p>
          <text:list>
            <text:list-item>
              <text:p text:style-name="P63"><text:span text:style-name="T36">can be written in JSON,HTML </text:span></text:p>
            </text:list-item>
          </text:list>
        </text:list-item>
        <text:list-item>
          <text:p text:style-name="P64"><text:span text:style-name="T36">S</text:span><text:span text:style-name="T35">tores 2 types of primary keys:</text:span></text:p>
          <text:list>
            <text:list-item>
              <text:p text:style-name="P64"><text:span text:style-name="T37">partition key – </text:span><text:span text:style-name="T35">unique attribute – user ID</text:span></text:p>
              <text:list>
                <text:list-item>
                  <text:p text:style-name="P65"><text:span text:style-name="T35">its value is put into a hash function and that determines the physical location of where it will be stored</text:span></text:p>
                </text:list-item>
                <text:list-item>
                  <text:p text:style-name="P65"><text:span text:style-name="T40">NO 2 PARTITION KEYS WILL BE THE SAME</text:span><text:span text:style-name="T35"> </text:span></text:p>
                </text:list-item>
              </text:list>
            </text:list-item>
            <text:list-item>
              <text:p text:style-name="P64"><text:span text:style-name="T35"><text:s/></text:span><text:span text:style-name="T38">composite key – </text:span><text:span text:style-name="T40">combination of partition key and sort key</text:span></text:p>
              <text:list>
                <text:list-item>
                  <text:p text:style-name="P66"><text:span text:style-name="T40">u</text:span><text:span text:style-name="T35">seful where partition key isn’t unique</text:span></text:p>
                </text:list-item>
                <text:list-item>
                  <text:p text:style-name="P66"><text:span text:style-name="T35">ex forum posts – partition key – userID, sort key – timestamp of the post</text:span></text:p>
                  <text:list>
                    <text:list-item>
                      <text:p text:style-name="P66"><text:span text:style-name="T41">items with the same partition key are stored together and they sorted according </text:span><text:span text:style-name="T42">to</text:span><text:span text:style-name="T41"> the sort key </text:span><text:span text:style-name="T35"><text:s/></text:span></text:p>
                    </text:list-item>
                  </text:list>
                </text:list-item>
                <text:list-item>
                  <text:p text:style-name="P66"><text:span text:style-name="T35"/></text:p>
                </text:list-item>
              </text:list>
            </text:list-item>
            <text:list-item>
              <text:p text:style-name="P64"><text:span text:style-name="T40"/></text:p>
            </text:list-item>
          </text:list>
        </text:list-item>
        <text:list-item>
          <text:p text:style-name="P64"><text:span text:style-name="T35"><text:s/></text:span><text:span text:style-name="T39">Security is managed by IAM – </text:span><text:span text:style-name="T43">create users to access and create DynamoDB tables, also create a role or use </text:span><text:span text:style-name="T39">IAM condition to restrict user access to their own records</text:span></text:p>
          <text:list>
            <text:list-item>
              <text:p text:style-name="P67"><text:span text:style-name="T39">e</text:span><text:span text:style-name="T37">x. </text:span><text:span text:style-name="T35">mobile game with users and scoreboard</text:span></text:p>
            </text:list-item>
          </text:list>
        </text:list-item>
        <text:list-item>
          <text:p text:style-name="P64"><text:span text:style-name="T35"><text:s/></text:span></text:p>
        </text:list-item>
      </text:list>
      <text:p text:style-name="P11"/>
      <text:p text:style-name="P141">Example of an IAM condition</text:p>
      <text:p text:style-name="P141"><text:span text:style-name="T1"/></text:p>
      <text:p text:style-name="P141"><text:span text:style-name="T1"/></text:p>
      <text:p text:style-name="P141"><draw:frame draw:style-name="fr1" draw:name="Image1" text:anchor-type="paragraph" svg:width="6.9252in" svg:height="3.3756in" draw:z-index="0"><draw:image xlink:href="Pictures/100002010000050600000273F4CBF675E33A6BEA.png" xlink:type="simple" xlink:show="embed" xlink:actuate="onLoad" loext:mime-type="image/png"/></draw:frame><text:soft-page-break/><text:span text:style-name="T1"/></text:p>
      <text:p text:style-name="P68">Example of a dynamo db query</text:p>
      <text:p text:style-name="P68">aws dynamodb get-item --table-name ProductCatalog --region eu-west-2 <text:s/>--key '{"Id":{"N":"205"}}'</text:p>
      <text:p text:style-name="P11"/>
      <text:p text:style-name="P142">More on Dynamo DB I<text:span text:style-name="T44">n</text:span>dexes</text:p>
      <text:p text:style-name="P142">Index – <text:span text:style-name="T1">data structure that allows you to perform fast queries on specific columns in a table</text:span></text:p>
      <text:p text:style-name="P142"><text:span text:style-name="T1">2 types:</text:span></text:p>
      <text:list xml:id="list50833300" text:style-name="L19">
        <text:list-item>
          <text:p text:style-name="P144">local secondary index - </text:p>
          <text:list>
            <text:list-item>
              <text:p text:style-name="P144"><text:span text:style-name="T11">can only be created when created your table </text:span></text:p>
            </text:list-item>
            <text:list-item>
              <text:p text:style-name="P144"><text:span text:style-name="T11">same partition key as original table but different sort key </text:span></text:p>
            </text:list-item>
            <text:list-item>
              <text:p text:style-name="P144"><text:span text:style-name="T11">any queries based on this sorty key are much faster using the index than the main table </text:span></text:p>
            </text:list-item>
            <text:list-item>
              <text:p text:style-name="P144"><text:span text:style-name="T11">ex. partition key – userID, sort key – account creation date</text:span> </text:p>
            </text:list-item>
          </text:list>
        </text:list-item>
        <text:list-item>
          <text:p text:style-name="P143">global secondary index - </text:p>
          <text:list>
            <text:list-item>
              <text:p text:style-name="P143"><text:s/><text:span text:style-name="T12">create this index when you like </text:span></text:p>
            </text:list-item>
            <text:list-item>
              <text:p text:style-name="P145"><text:span text:style-name="T1">you can choose a different partition key and different sort key </text:span></text:p>
            </text:list-item>
            <text:list-item>
              <text:p text:style-name="P145"><text:span text:style-name="T1">speeds up queries according to these alternate partition and sort keys </text:span></text:p>
            </text:list-item>
            <text:list-item>
              <text:p text:style-name="P145"><text:span text:style-name="T1">ex. partition key – email address, sort key – last login-date</text:span></text:p>
            </text:list-item>
          </text:list>
        </text:list-item>
      </text:list>
      <text:p text:style-name="P142"/>
      <text:p text:style-name="P146">More on Scan vs Query API</text:p>
      <text:p text:style-name="P174"><text:span text:style-name="T28">Query – </text:span><text:span text:style-name="T26">finds items in a tabled based on primary key and a distinct value </text:span><text:span text:style-name="T27">and returns all items that match that query</text:span></text:p>
      <text:list xml:id="list2152136997" text:style-name="L21">
        <text:list-item>
          <text:p text:style-name="P175"><text:span text:style-name="T25">uses an optional sort key name and value to refine the results </text:span></text:p>
          <text:list>
            <text:list-item>
              <text:p text:style-name="P175"><text:span text:style-name="T25">ex. query items with a timestamp of the last 7 days where sort key is a timestamp</text:span></text:p>
            </text:list-item>
          </text:list>
        </text:list-item>
        <text:list-item>
          <text:p text:style-name="P166"><text:span text:style-name="T24">use the ProjectionExpression parameter </text:span><text:span text:style-name="T25">to only return the specific attributes you want</text:span></text:p>
          <text:list>
            <text:list-item>
              <text:p text:style-name="P168"><text:span text:style-name="T25">ex you only want to see an email addresses, no other attributes</text:span></text:p>
            </text:list-item>
          </text:list>
        </text:list-item>
        <text:list-item>
          <text:p text:style-name="P168"><text:span text:style-name="T25">results are sorted by the sort key </text:span></text:p>
        </text:list-item>
        <text:list-item>
          <text:p text:style-name="P168"><text:span text:style-name="T25">numeric order </text:span></text:p>
        </text:list-item>
        <text:list-item>
          <text:p text:style-name="P168"><text:span text:style-name="T25">ASCII character code values </text:span></text:p>
        </text:list-item>
        <text:list-item>
          <text:p text:style-name="P168"><text:span text:style-name="T25">reverse the order with </text:span><text:span text:style-name="T24">ScanIndexForwardparameter to false</text:span></text:p>
        </text:list-item>
        <text:list-item>
          <text:p text:style-name="P168"><text:span text:style-name="T25">Queries are eventually consistent </text:span></text:p>
          <text:list>
            <text:list-item>
              <text:p text:style-name="P168"><text:span text:style-name="T25">they can be specified to be strongly consistent </text:span></text:p>
            </text:list-item>
          </text:list>
        </text:list-item>
        <text:list-item>
          <text:p text:style-name="P168"><text:soft-page-break/><text:span text:style-name="T25"/></text:p>
        </text:list-item>
      </text:list>
      <text:p text:style-name="P174"><text:span text:style-name="T27"/></text:p>
      <text:p text:style-name="P174"><text:span text:style-name="T28">Scan – </text:span><text:span text:style-name="T29">exames every item in the table </text:span></text:p>
      <text:list xml:id="list3766163986" text:style-name="L22">
        <text:list-item>
          <text:p text:style-name="P170"><text:span text:style-name="T24">returns all data attributes by default</text:span></text:p>
        </text:list-item>
        <text:list-item>
          <text:p text:style-name="P167"><text:span text:style-name="T24">use the ProjectionExpression parameter </text:span><text:span text:style-name="T25">to only return the specific attributes you want</text:span></text:p>
        </text:list-item>
      </text:list>
      <text:p text:style-name="P147"/>
      <text:p text:style-name="P147">Query is much more efficient than a scan.</text:p>
      <text:p text:style-name="P69">Scan is useful for removing unwanted data you dont want.</text:p>
      <text:p text:style-name="P148">Improving performance:</text:p>
      <text:list xml:id="list204951672" text:style-name="L23">
        <text:list-item>
          <text:p text:style-name="P70">reduce impact of query by setting a small page size which uses fewer read operations</text:p>
        </text:list-item>
        <text:list-item>
          <text:p text:style-name="P70">set page size to return 40 items</text:p>
        </text:list-item>
        <text:list-item>
          <text:p text:style-name="P71">larger number of smaller operations will allow other requests to succeed </text:p>
        </text:list-item>
        <text:list-item>
          <text:p text:style-name="P71">avoid using scan operations if you can – design tables in way that you can use query,get,batchgetitem APIs</text:p>
        </text:list-item>
        <text:list-item>
          <text:p text:style-name="P149">know scans process data sequentially returning 1MB incremements. It can only scan 1 partition at a time</text:p>
        </text:list-item>
        <text:list-item>
          <text:p text:style-name="P149">dynamoDB can be configured for parallel scans – divides table into segments and scans each segment in parallel. AVOID PARALLEL SCANS TO HEAVY WORKLOADS</text:p>
        </text:list-item>
      </text:list>
      <text:p text:style-name="P150"/>
      <text:p text:style-name="P150"/>
      <text:p text:style-name="P150">More on DynamoDB provision throughput</text:p>
      <text:p text:style-name="P72">1 write capacity unit = 1 x 1kb write per second </text:p>
      <text:p text:style-name="P72">1 x read capacity unit = 1 strongly consistent read of 4kb per second or 2 x eventual consistency reads of 4kb per second</text:p>
      <text:p text:style-name="P73">Example</text:p>
      <text:p text:style-name="P73">table with 5 read capacity and 5 write capacity unites </text:p>
      <text:p text:style-name="P73">can perform 5x4kb reads = 20kb/sec or 40kb eventually consistent</text:p>
      <text:p text:style-name="P73">5x1kb writes = 5kb/sec</text:p>
      <text:p text:style-name="P11"/>
      <text:p text:style-name="P74">Example*****</text:p>
      <text:p text:style-name="P74">Your application needs to read 80 items per second </text:p>
      <text:p text:style-name="P74">each item is 3kb in size </text:p>
      <text:p text:style-name="P74">you need strongly consistent reads </text:p>
      <text:p text:style-name="P74">Read-capacity-units-needed = size of each unit/4kb<text:span text:style-name="T45">=.75</text:span></text:p>
      <text:p text:style-name="P151">You will need 80 capacity units in total</text:p>
      <text:p text:style-name="P75">For eventual consistent reads </text:p>
      <text:p text:style-name="P152">You will need only 40 capacity units</text:p>
      <text:p text:style-name="P152"><text:span text:style-name="T1"/></text:p>
      <text:p text:style-name="P153"><text:span text:style-name="T1">Example 2 *******</text:span></text:p>
      <text:p text:style-name="P153"><text:span text:style-name="T1">You want to write 100 items per second </text:span></text:p>
      <text:p text:style-name="P153"><text:span text:style-name="T1">each item 512 bytes in size </text:span></text:p>
      <text:p text:style-name="P153"><text:span text:style-name="T1">512 / </text:span><text:span text:style-name="T13">1</text:span><text:span text:style-name="T1">000 = <text:s/></text:span><text:span text:style-name="T13">.</text:span><text:span text:style-name="T14">5 writers per second – need 1 unit</text:span></text:p>
      <text:p text:style-name="P154">Need 100 units total </text:p>
      <text:p text:style-name="P76"/>
      <text:p text:style-name="P155">More on DynamoDB on-demand capacity</text:p>
      <text:p text:style-name="P77">charged for read,write,storing data </text:p>
      <text:p text:style-name="P78">pay for only what you use</text:p>
      <text:p text:style-name="P156">on-demand vs provisioned capacity </text:p>
      <text:p text:style-name="P79">unpredictable workloads, unpredictable traffic, and pay per use model, use on-demand</text:p>
      <text:p text:style-name="P157"><text:soft-page-break/>More on DynamoDB Accelerator(DAX)</text:p>
      <text:list xml:id="list1150993330" text:style-name="L24">
        <text:list-item>
          <text:p text:style-name="P158"><text:span text:style-name="T1">Managed, clustered in-memory cache for DynamoDB</text:span></text:p>
        </text:list-item>
        <text:list-item>
          <text:p text:style-name="P158"><text:span text:style-name="T1">delivers up to 10x read performance </text:span></text:p>
        </text:list-item>
        <text:list-item>
          <text:p text:style-name="P158"><text:span text:style-name="T1">microsecond performance </text:span></text:p>
        </text:list-item>
        <text:list-item>
          <text:p text:style-name="P158"><text:span text:style-name="T1">ideal for read-heavy and bursty workloads </text:span></text:p>
        </text:list-item>
        <text:list-item>
          <text:p text:style-name="P159"><text:span text:style-name="T1">ex use during black-friday</text:span></text:p>
        </text:list-item>
      </text:list>
      <text:p text:style-name="P11"/>
      <text:p text:style-name="P160">DAX is writes data to the cache and to the back-end store <text:span text:style-name="T50">(uses write-through cache)</text:span></text:p>
      <text:p text:style-name="P160"><text:span text:style-name="T1">ex. adding a new item </text:span></text:p>
      <text:p text:style-name="P160">Allows you to point DynamoDB API calls to the DAX cluster fir<text:span text:style-name="T46">st. </text:span></text:p>
      <text:p text:style-name="P80">DAX performs eventual consistent getitem operation on DynamoDB for miss, if hit, it will get query from cache </text:p>
      <text:p text:style-name="P80">HELPS TO REDUCE PROVISIONED READ CAPACITY </text:p>
      <text:p text:style-name="P80">DO NOT USE FOR STRONGLY CONSISTENT READS, OR WRITE-INTENSIVE APPLICATIONS OR APPS THAT DON’T READ TOO MANY READ OPERATIONS</text:p>
      <text:p text:style-name="P80"/>
      <text:p text:style-name="P161">More on Elasticache</text:p>
      <text:p text:style-name="P80">in-memory cache <text:span text:style-name="T47">in the cloud </text:span></text:p>
      <text:p text:style-name="P81">sits between your application and DB </text:p>
      <text:p text:style-name="P81">ex. e-commerce site </text:p>
      <text:p text:style-name="P81">good for read-heavy databases <text:span text:style-name="T48">(social-networking, gaming media, Q&amp;A portals)</text:span></text:p>
      <text:p text:style-name="P82">good for compute heavy workloads (recommendation engines) </text:p>
      <text:p text:style-name="P82"/>
      <text:p text:style-name="P162">Lazy loading</text:p>
      <text:list xml:id="list1650864644" text:style-name="L25">
        <text:list-item>
          <text:p text:style-name="P83">ADVANTAGES</text:p>
          <text:list>
            <text:list-item>
              <text:p text:style-name="P83">loads data into the cache only when necessary </text:p>
            </text:list-item>
            <text:list-item>
              <text:p text:style-name="P84">elasticache returns data if in cache or returns null if not found, data is written in cache next time</text:p>
            </text:list-item>
            <text:list-item>
              <text:p text:style-name="P84"><text:span text:style-name="T49">node failures are not fatal,</text:span> </text:p>
            </text:list-item>
          </text:list>
        </text:list-item>
        <text:list-item>
          <text:p text:style-name="P83">DISADVANTAGES</text:p>
          <text:list>
            <text:list-item>
              <text:p text:style-name="P83">more cache miss penalties </text:p>
            </text:list-item>
            <text:list-item>
              <text:p text:style-name="P85">stale data – data only updated when there is a miss</text:p>
            </text:list-item>
          </text:list>
        </text:list-item>
      </text:list>
      <text:p text:style-name="P87">Add a TTL until cache expires. Removes stale data </text:p>
      <text:p text:style-name="P86"/>
      <text:p text:style-name="P162">Write-through</text:p>
      <text:list xml:id="list916719841" text:style-name="L26">
        <text:list-item>
          <text:p text:style-name="P88">Advantages</text:p>
          <text:list>
            <text:list-item>
              <text:p text:style-name="P88">data in cache is never stale </text:p>
            </text:list-item>
            <text:list-item>
              <text:p text:style-name="P89">users dont care if it takes few seconds to update data</text:p>
            </text:list-item>
          </text:list>
        </text:list-item>
        <text:list-item>
          <text:p text:style-name="P88">Disadvantages</text:p>
          <text:list>
            <text:list-item>
              <text:p text:style-name="P89">write penalties!</text:p>
            </text:list-item>
            <text:list-item>
              <text:p text:style-name="P89">Node failures are fatal, data has to be repopulated</text:p>
            </text:list-item>
            <text:list-item>
              <text:p text:style-name="P90">lost of wasted resources(means it cost more)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9">Notes on KMS and Encryption</text:p>
      <text:p text:style-name="P60">KMS makes it easy to create and control the encryption keys </text:p>
      <text:p text:style-name="P140">KMS keys are regional!</text:p>
      <text:p text:style-name="Standard"><text:span text:style-name="T15">CloudHSM</text:span> – dedicated hardware, cloud-based hardware security module</text:p>
      <text:p text:style-name="Standard"/>
      <text:p text:style-name="P163">More on KMS API Calls</text:p>
      <text:p text:style-name="P169">Commands for CLI commands to KMS API</text:p>
      <text:p text:style-name="P181">aws kms encrypt --key-id 6f393361-777e-4ee0-b47f-17d475c47949 --plaintext <text:span text:style-name="T34">fileb://</text:span>hi.txt --output text --query CiphertextBlob | base64 --decode &gt; <text:span text:style-name="T34">encrypted.txt</text:span></text:p>
      <text:p text:style-name="P171"/>
      <text:p text:style-name="P171">aws kms decrypt --ciphertext-blob <text:span text:style-name="T34">fileb://encrypted.txt</text:span> --output text --query Plaintext | base64 --decode &gt; decrypted.txt</text:p>
      <text:p text:style-name="P171"/>
      <text:p text:style-name="P171">aws kms re-encrypt --destination-key-id <text:s/>6f393361-777e-4ee0-b47f-17d475c47949 <text:s/>--ciphertext-blob <text:span text:style-name="T34">fileb://</text:span>encrypted.txt | base64 &gt; newencrypted.txt</text:p>
      <text:p text:style-name="P171"/>
      <text:p text:style-name="P169">aws kms enable-key-rotation --key-id <text:s text:c="2"/>6f393361-777e-4ee0-b47f-17d475c47949 </text:p>
      <text:p text:style-name="Standard"/>
      <text:p text:style-name="P164">More on KMS Envelope encryption</text:p>
      <text:p text:style-name="P164">Envelope encryption – <text:span text:style-name="T1">key used to unencrypt your data</text:span></text:p>
      <text:p text:style-name="P164"><text:span text:style-name="T1">Take your master key to encrypt envelope key, and envelope key is used to encrypt data </text:span></text:p>
      <text:p text:style-name="P165"><text:span text:style-name="T1">With decryption, we have our envelope key, we take master key to decrypt envelope key which gives us our plain text data key and use it to decrypt our data.</text:span></text:p>
      <text:p text:style-name="Standard"/>
      <text:p text:style-name="P6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5T02:31:41.532187510</dc:date>
    <meta:editing-duration>PT13H30M21S</meta:editing-duration>
    <meta:editing-cycles>185</meta:editing-cycles>
    <meta:generator>LibreOffice/6.0.7.3$Linux_X86_64 LibreOffice_project/00m0$Build-3</meta:generator>
    <meta:document-statistic meta:table-count="0" meta:image-count="1" meta:object-count="0" meta:page-count="10" meta:paragraph-count="300" meta:word-count="2362" meta:character-count="13972" meta:non-whitespace-character-count="11917"/>
  </office:meta>
</office:document-meta>
</file>